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F0000020CD5A90F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0.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5.191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6.314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2cm" fo:min-width="6.314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059cm" fo:min-width="6.314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6.122cm" fo:min-width="1.405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874cm" fo:min-width="1.40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9.372cm" fo:min-width="8.072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646cm" fo:min-width="1.405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38cm" svg:x="1.001cm" svg:y="5.5cm">
          <draw:image xlink:href="Pictures/10000000000003BF0000020CD5A90F00.png" xlink:type="simple" xlink:show="embed" xlink:actuate="onLoad" draw:mime-type="image/png">
            <text:p/>
          </draw:image>
        </draw:frame>
        <draw:custom-shape draw:style-name="gr2" draw:text-style-name="P1" draw:layer="layout" svg:width="1cm" svg:height="2.25cm" svg:x="1.447cm" svg:y="5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91cm" svg:height="2.25cm" svg:x="2.568cm" svg:y="5.9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14cm" svg:height="2.25cm" svg:x="1.441cm" svg:y="9.2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14cm" svg:height="1.97cm" svg:x="1.456cm" svg:y="13.4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14cm" svg:height="1.309cm" svg:x="1.456cm" svg:y="11.8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6.372cm" svg:x="8.958cm" svg:y="6.8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2.124cm" svg:x="8.958cm" svg:y="13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72cm" svg:height="9.622cm" svg:x="10.981cm" svg:y="5.8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905cm" svg:height="0.896cm" svg:x="8.958cm" svg:y="5.86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8cm" svg:stroke-color="#ff4000" draw:marker-start-width="0.32cm" draw:marker-start-center="false" draw:marker-end-width="0.3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09:57:06.764000000</meta:creation-date>
    <dc:date>2024-06-06T11:07:58.693000000</dc:date>
    <meta:editing-duration>PT1H36S</meta:editing-duration>
    <meta:editing-cycles>1</meta:editing-cycles>
    <meta:document-statistic meta:object-count="10"/>
    <meta:generator>LibreOffice/24.2.3.2$Windows_X86_64 LibreOffice_project/433d9c2ded56988e8a90e6b2e771ee4e6a5ab2ba</meta:generator>
  </office:meta>
</office:document-meta>
</file>